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0.7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gradient" draw:fill-color="#2a6099" draw:fill-gradient-name="Gradient_20_19" draw:opacity="100%" draw:textarea-horizontal-align="justify" draw:textarea-vertical-align="middle" draw:auto-grow-height="false" fo:min-height="0.7201in" fo:min-width="0.6917in" fo:padding-top="0.0492in" fo:padding-bottom="0.0492in" fo:padding-left="0.0984in" fo:padding-right="0.0984in" fo:wrap-option="wrap" draw:shadow="hidden" draw:shadow-offset-x="0.028in" draw:shadow-offset-y="0.028in" draw:shadow-color="#2a6099" loext:decorative="fals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2a6099" draw:fill-gradient-name="Gradient_20_19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9406in" svg:height="2.2421in" svg:x="0.9772in" svg:y="3.5067in">
            <draw:object draw:notify-on-update-of-ranges="Sheet1.L14:Sheet1.Q14 Sheet1.L13:Sheet1.Q13 Sheet1.R14:Sheet1.R14 Sheet1.R13:Sheet1.R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circular-arrow" draw:style-name="gr2" draw:text-style-name="P2" svg:width="0.8882in" svg:height="0.8181in" svg:x="6.3736in" svg:y="0.7886in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1" table:default-cell-style-name="Default"/>
        <table:table-column table:style-name="co2" table:number-columns-repeated="7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4" table:default-cell-style-name="Default"/>
        <table:table-row table:style-name="ro1"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ar1</text:p>
          </table:table-cell>
          <table:table-cell table:style-name="ce2" office:value-type="string" calcext:value-type="string">
            <text:p>var2</text:p>
          </table:table-cell>
          <table:table-cell table:style-name="ce2" office:value-type="string" calcext:value-type="string">
            <text:p>var3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varN</text:p>
          </table:table-cell>
          <table:table-cell table:style-name="ce6"/>
          <table:table-cell table:style-name="ce2" office:value-type="string" calcext:value-type="string">
            <text:p>varname</text:p>
          </table:table-cell>
          <table:table-cell table:style-name="ce2" office:value-type="string" calcext:value-type="string">
            <text:p>id1</text:p>
          </table:table-cell>
          <table:table-cell table:style-name="ce2" office:value-type="string" calcext:value-type="string">
            <text:p>id2</text:p>
          </table:table-cell>
          <table:table-cell table:style-name="ce2" office:value-type="string" calcext:value-type="string">
            <text:p>id3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idK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var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var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var3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/>
          <table:table-cell table:number-columns-repeated="6" table:style-name="ce3" office:value-type="string" calcext:value-type="string">
            <text:p>…</text:p>
          </table:table-cell>
          <table:table-cell table:style-name="ce6"/>
          <table:table-cell table:number-columns-repeated="6" table:style-name="ce3" office:value-type="string" calcext:value-type="string">
            <text:p>…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var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4" office:value-type="string" calcext:value-type="string">
            <text:p>varname</text:p>
          </table:table-cell>
          <table:table-cell table:style-name="ce4" office:value-type="string" calcext:value-type="string">
            <text:p>id1</text:p>
          </table:table-cell>
          <table:table-cell table:style-name="ce4" office:value-type="string" calcext:value-type="string">
            <text:p>id2</text:p>
          </table:table-cell>
          <table:table-cell table:style-name="ce4" office:value-type="string" calcext:value-type="string">
            <text:p>id3</text:p>
          </table:table-cell>
          <table:table-cell table:style-name="ce4" office:value-type="string" calcext:value-type="string">
            <text:p>id4</text:p>
          </table:table-cell>
          <table:table-cell table:style-name="ce4" office:value-type="string" calcext:value-type="string">
            <text:p>id5</text:p>
          </table:table-cell>
          <table:table-cell table:style-name="ce4" office:value-type="string" calcext:value-type="string">
            <text:p>id6</text:p>
          </table:table-cell>
          <table:table-cell office:value-type="string" calcext:value-type="string">
            <text:p>mean</text:p>
          </table:table-cell>
          <table:table-cell/>
          <table:table-cell table:style-name="ce4" office:value-type="string" calcext:value-type="string">
            <text:p>varname</text:p>
          </table:table-cell>
          <table:table-cell table:style-name="ce4" office:value-type="string" calcext:value-type="string">
            <text:p>id1</text:p>
          </table:table-cell>
          <table:table-cell table:style-name="ce4" office:value-type="string" calcext:value-type="string">
            <text:p>id2</text:p>
          </table:table-cell>
          <table:table-cell table:style-name="ce4" office:value-type="string" calcext:value-type="string">
            <text:p>id3</text:p>
          </table:table-cell>
          <table:table-cell table:style-name="ce4" office:value-type="string" calcext:value-type="string">
            <text:p>id4</text:p>
          </table:table-cell>
          <table:table-cell table:style-name="ce4" office:value-type="string" calcext:value-type="string">
            <text:p>id5</text:p>
          </table:table-cell>
          <table:table-cell table:style-name="ce4" office:value-type="string" calcext:value-type="string">
            <text:p>id6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ar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formula="of:=AVERAGE([.C13:.H13])" office:value-type="float" office:value="4.08333333333333" calcext:value-type="float">
            <text:p>4.08333333333333</text:p>
          </table:table-cell>
          <table:table-cell/>
          <table:table-cell table:style-name="ce5" office:value-type="string" calcext:value-type="string">
            <text:p>var1</text:p>
          </table:table-cell>
          <table:table-cell table:style-name="ce5" table:formula="of:=[.C13]-[.I13]" office:value-type="float" office:value="0.916666666666667" calcext:value-type="float">
            <text:p>0.916666666666667</text:p>
          </table:table-cell>
          <table:table-cell table:style-name="ce5" table:formula="of:=[.D13]-[.I13]" office:value-type="float" office:value="1.91666666666667" calcext:value-type="float">
            <text:p>1.91666666666667</text:p>
          </table:table-cell>
          <table:table-cell table:style-name="ce5" table:formula="of:=[.E13]-[.I13]" office:value-type="float" office:value="-1.08333333333333" calcext:value-type="float">
            <text:p>-1.08333333333333</text:p>
          </table:table-cell>
          <table:table-cell table:style-name="ce5" table:formula="of:=[.F13]-[.I13]" office:value-type="float" office:value="1.41666666666667" calcext:value-type="float">
            <text:p>1.41666666666667</text:p>
          </table:table-cell>
          <table:table-cell table:style-name="ce5" table:formula="of:=[.G13]-[.I13]" office:value-type="float" office:value="-1.08333333333333" calcext:value-type="float">
            <text:p>-1.08333333333333</text:p>
          </table:table-cell>
          <table:table-cell table:style-name="ce5" table:formula="of:=[.H13]-[.I13]" office:value-type="float" office:value="-2.08333333333333" calcext:value-type="float">
            <text:p>-2.08333333333333</text:p>
          </table:table-cell>
          <table:table-cell table:formula="of:=AVERAGE([.L13:.Q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var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formula="of:=AVERAGE([.C14:.H14])" office:value-type="float" office:value="16.6666666666667" calcext:value-type="float">
            <text:p>16.6666666666667</text:p>
          </table:table-cell>
          <table:table-cell/>
          <table:table-cell table:style-name="ce5" office:value-type="string" calcext:value-type="string">
            <text:p>var2</text:p>
          </table:table-cell>
          <table:table-cell table:style-name="ce5" table:formula="of:=[.C14]-[.I14]" office:value-type="float" office:value="-6.66666666666667" calcext:value-type="float">
            <text:p>-6.66666666666667</text:p>
          </table:table-cell>
          <table:table-cell table:style-name="ce5" table:formula="of:=[.D14]-[.I14]" office:value-type="float" office:value="3.33333333333333" calcext:value-type="float">
            <text:p>3.33333333333333</text:p>
          </table:table-cell>
          <table:table-cell table:style-name="ce5" table:formula="of:=[.E14]-[.I14]" office:value-type="float" office:value="13.3333333333333" calcext:value-type="float">
            <text:p>13.3333333333333</text:p>
          </table:table-cell>
          <table:table-cell table:style-name="ce5" table:formula="of:=[.F14]-[.I14]" office:value-type="float" office:value="-4.66666666666667" calcext:value-type="float">
            <text:p>-4.66666666666667</text:p>
          </table:table-cell>
          <table:table-cell table:style-name="ce5" table:formula="of:=[.G14]-[.I14]" office:value-type="float" office:value="-3.66666666666667" calcext:value-type="float">
            <text:p>-3.66666666666667</text:p>
          </table:table-cell>
          <table:table-cell table:style-name="ce5" table:formula="of:=[.H14]-[.I14]" office:value-type="float" office:value="-1.66666666666667" calcext:value-type="float">
            <text:p>-1.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>
            <draw:frame draw:z-index="2" draw:style-name="gr1" draw:text-style-name="P1" svg:width="4.7213in" svg:height="2.0803in" draw:transform="rotate (0.0575958653158129) translate (0.106692913385827in 0.0866141732283465in)">
              <draw:object draw:notify-on-update-of-ranges="Sheet1.L13:Sheet1.Q13 Sheet1.L14:Sheet1.Q14 Sheet1.R13:Sheet1.R13 Sheet1.R14:Sheet1.R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04855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Gradient_20_19" draw:display-name="Gradient 19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hard Calvo</meta:initial-creator>
    <meta:creation-date>2025-04-22T09:41:03.478199973</meta:creation-date>
    <dc:date>2025-04-22T12:44:14.331167780</dc:date>
    <dc:creator>Richard Calvo</dc:creator>
    <meta:editing-duration>PT9M34S</meta:editing-duration>
    <meta:editing-cycles>1</meta:editing-cycles>
    <meta:document-statistic meta:table-count="1" meta:cell-count="119" meta:object-count="3"/>
    <meta:generator>LibreOffice/24.8.6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minimum="-15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ffff" draw:fill-color="#fff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2.55cm" svg:height="5.696cm" xlink:href=".." xlink:type="simple" chart:class="chart:scatter" chart:style-name="ch1">
        <chart:plot-area chart:style-name="ch2" table:cell-range-address="Sheet1.L13:Sheet1.Q14 Sheet1.R14:Sheet1.R14" chart:data-source-has-labels="row" svg:x="1.262cm" svg:y="0.113cm" svg:width="11.037cm" svg:height="4.489cm">
          <chart:coordinate-region svg:x="1.559cm" svg:y="0.313cm" svg:width="10.499cm" svg:height="4.09cm"/>
          <chart:axis chart:dimension="x" chart:name="primary-x" chart:style-name="ch3">
            <chart:title svg:x="6.414cm" svg:y="4.715cm" chart:style-name="ch4">
              <text:p><text:span text:style-name="T1">var1</text:span></text:p>
            </chart:title>
          </chart:axis>
          <chart:axis chart:dimension="y" chart:name="primary-y" chart:style-name="ch5">
            <chart:title svg:x="0.451cm" svg:y="2.723cm" chart:style-name="ch6">
              <text:p><text:span text:style-name="T1">var2</text:span></text:p>
            </chart:title>
            <chart:grid chart:style-name="ch7" chart:class="major"/>
          </chart:axis>
          <chart:series chart:style-name="ch8" chart:values-cell-range-address="Sheet1.L14:Sheet1.Q14" chart:class="chart:scatter">
            <chart:domain table:cell-range-address="Sheet1.L13:Sheet1.Q13"/>
            <chart:data-point chart:repeated="6"/>
          </chart:series>
          <chart:series chart:style-name="ch9" chart:values-cell-range-address="Sheet1.R14:Sheet1.R14" loext:label-string="center" chart:class="chart:scatter">
            <chart:domain table:cell-range-address="Sheet1.R13:Sheet1.R1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3</text:p>
              </table:table-cell>
              <table:table-cell office:value-type="string">
                <text:p>Row 14</text:p>
              </table:table-cell>
              <table:table-cell office:value-type="string">
                <text:p/>
              </table:table-cell>
              <table:table-cell office:value-type="string">
                <text:p>cen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6666666666667">
                <text:p>0.916666666666667</text:p>
                <draw:g>
                  <svg:desc>Sheet1.L13:Sheet1.Q13</svg:desc>
                </draw:g>
              </table:table-cell>
              <table:table-cell office:value-type="float" office:value="-6.66666666666667">
                <text:p>-6.66666666666667</text:p>
                <draw:g>
                  <svg:desc>Sheet1.L14:Sheet1.Q14</svg:desc>
                </draw:g>
              </table:table-cell>
              <table:table-cell office:value-type="float" office:value="0">
                <text:p>0</text:p>
                <draw:g>
                  <svg:desc>Sheet1.R13:Sheet1.R13</svg:desc>
                </draw:g>
              </table:table-cell>
              <table:table-cell office:value-type="float" office:value="0">
                <text:p>0</text:p>
                <draw:g>
                  <svg:desc>Sheet1.R14:Sheet1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18cm" svg:stroke-color="#ffffff" svg:stroke-opacity="0%" draw:fill="none" draw:opacity="0%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minimum="-15" chart:maximum="2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ffffff" svg:stroke-opacity="0%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1.993cm" svg:height="5.285cm" xlink:href=".." xlink:type="simple" chart:class="chart:scatter" chart:style-name="ch1">
        <chart:plot-area chart:style-name="ch2" table:cell-range-address="Sheet1.L13:Sheet1.Q14 Sheet1.R14:Sheet1.R14" chart:data-source-has-labels="row" svg:x="1.25cm" svg:y="0.105cm" svg:width="10.504cm" svg:height="4.094cm">
          <chart:coordinate-region svg:x="1.25cm" svg:y="0.105cm" svg:width="10.504cm" svg:height="4.094cm"/>
          <chart:axis chart:dimension="x" chart:name="primary-x" chart:style-name="ch3">
            <chart:title svg:x="6.268cm" svg:y="4.304cm" chart:style-name="ch4">
              <text:p><text:span text:style-name="T1">    </text:span></text:p>
            </chart:title>
          </chart:axis>
          <chart:axis chart:dimension="y" chart:name="primary-y" chart:style-name="ch5">
            <chart:title svg:x="0.451cm" svg:y="2.386cm" chart:style-name="ch6">
              <text:p><text:span text:style-name="T1">    </text:span></text:p>
            </chart:title>
          </chart:axis>
          <chart:series chart:style-name="ch7" chart:values-cell-range-address="Sheet1.L14:Sheet1.Q14" chart:class="chart:scatter">
            <chart:domain table:cell-range-address="Sheet1.L13:Sheet1.Q13"/>
            <chart:regression-curve chart:style-name="ch8"/>
            <chart:data-point chart:repeated="6"/>
          </chart:series>
          <chart:series chart:style-name="ch9" chart:values-cell-range-address="Sheet1.R14:Sheet1.R14" loext:label-string="center" chart:class="chart:scatter">
            <chart:domain table:cell-range-address="Sheet1.R13:Sheet1.R1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3</text:p>
              </table:table-cell>
              <table:table-cell office:value-type="string">
                <text:p>Row 14</text:p>
              </table:table-cell>
              <table:table-cell office:value-type="string">
                <text:p/>
              </table:table-cell>
              <table:table-cell office:value-type="string">
                <text:p>cen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6666666666667">
                <text:p>0.916666666666667</text:p>
                <draw:g>
                  <svg:desc>Sheet1.L13:Sheet1.Q13</svg:desc>
                </draw:g>
              </table:table-cell>
              <table:table-cell office:value-type="float" office:value="-6.66666666666667">
                <text:p>-6.66666666666667</text:p>
                <draw:g>
                  <svg:desc>Sheet1.L14:Sheet1.Q14</svg:desc>
                </draw:g>
              </table:table-cell>
              <table:table-cell office:value-type="float" office:value="0">
                <text:p>0</text:p>
                <draw:g>
                  <svg:desc>Sheet1.R13:Sheet1.R13</svg:desc>
                </draw:g>
              </table:table-cell>
              <table:table-cell office:value-type="float" office:value="0">
                <text:p>0</text:p>
                <draw:g>
                  <svg:desc>Sheet1.R14:Sheet1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